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lef" svg:font-family="Alef" style:font-pitch="variable"/>
    <style:font-face style:name="David CLM" svg:font-family="'David CLM'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Math TeX Gyre" fo:font-size="20pt" fo:font-weight="bold" officeooo:rsid="0007113d" officeooo:paragraph-rsid="0007113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Math TeX Gyre" fo:font-size="15pt" fo:font-weight="normal" officeooo:rsid="0007925b" officeooo:paragraph-rsid="0007925b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DejaVu Math TeX Gyre" fo:font-size="12pt" fo:font-weight="bold" officeooo:rsid="0007113d" officeooo:paragraph-rsid="0007113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Math TeX Gyre" fo:font-size="12pt" fo:font-weight="normal" officeooo:rsid="0007113d" officeooo:paragraph-rsid="0007113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Math TeX Gyre" fo:font-size="12pt" fo:font-weight="normal" officeooo:rsid="0007925b" officeooo:paragraph-rsid="0007925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Math TeX Gyre" fo:font-size="12pt" fo:font-style="italic" fo:font-weight="normal" officeooo:rsid="0007925b" officeooo:paragraph-rsid="0007925b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DejaVu Math TeX Gyre" fo:font-size="12pt" fo:font-style="italic" fo:font-weight="normal" officeooo:rsid="000acc76" officeooo:paragraph-rsid="000acc76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Math TeX Gyre" fo:font-size="12pt" fo:font-style="italic" fo:font-weight="normal" officeooo:rsid="000acc76" officeooo:paragraph-rsid="000acc76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Math TeX Gyre" fo:font-size="12pt" fo:font-style="normal" fo:font-weight="normal" officeooo:rsid="000acc76" officeooo:paragraph-rsid="000acc76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Math TeX Gyre" fo:font-size="12pt" fo:font-style="normal" fo:font-weight="normal" officeooo:rsid="000ba4b2" officeooo:paragraph-rsid="000ba4b2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07925b" officeooo:paragraph-rsid="0007925b"/>
    </style:style>
    <style:style style:name="P12" style:family="paragraph" style:parent-style-name="Standard">
      <style:paragraph-properties fo:text-align="start" style:justify-single-word="false"/>
      <style:text-properties officeooo:paragraph-rsid="0007925b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07925b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095575" officeooo:paragraph-rsid="00095575"/>
    </style:style>
    <style:style style:name="P15" style:family="paragraph" style:parent-style-name="Standard">
      <style:paragraph-properties fo:text-align="start" style:justify-single-word="false"/>
      <style:text-properties officeooo:rsid="00095575" officeooo:paragraph-rsid="00095575"/>
    </style:style>
    <style:style style:name="P16" style:family="paragraph" style:parent-style-name="Standard">
      <style:paragraph-properties fo:text-align="start" style:justify-single-word="false"/>
      <style:text-properties fo:font-weight="bold" officeooo:rsid="00095575" officeooo:paragraph-rsid="00095575" style:font-weight-asian="bold" style:font-weight-complex="bold"/>
    </style:style>
    <style:style style:name="P17" style:family="paragraph" style:parent-style-name="Footer">
      <style:text-properties officeooo:rsid="000acc76" officeooo:paragraph-rsid="000acc76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095575"/>
    </style:style>
    <style:style style:name="T3" style:family="text">
      <style:text-properties style:text-position="0% 100%" officeooo:rsid="000acc76"/>
    </style:style>
    <style:style style:name="T4" style:family="text">
      <style:text-properties style:text-position="0% 100%" fo:font-style="normal" style:font-style-asian="normal" style:font-style-complex="normal"/>
    </style:style>
    <style:style style:name="T5" style:family="text">
      <style:text-properties style:text-position="0% 100%" officeooo:rsid="000ba4b2"/>
    </style:style>
    <style:style style:name="T6" style:family="text">
      <style:text-properties style:font-name="DejaVu Math TeX Gyre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style:font-name="DejaVu Math TeX Gyre" fo:font-size="12pt" fo:font-weight="normal" officeooo:rsid="0007925b" style:font-size-asian="10.5pt" style:font-weight-asian="normal" style:font-size-complex="12pt" style:font-weight-complex="normal"/>
    </style:style>
    <style:style style:name="T8" style:family="text">
      <style:text-properties style:font-name="DejaVu Math TeX Gyre" fo:font-size="12pt" fo:font-weight="normal" officeooo:rsid="00095575" style:font-size-asian="10.5pt" style:font-weight-asian="normal" style:font-size-complex="12pt" style:font-weight-complex="normal"/>
    </style:style>
    <style:style style:name="T9" style:family="text">
      <style:text-properties style:font-name="DejaVu Math TeX Gyre" fo:font-size="12pt" fo:font-style="italic" style:text-underline-style="solid" style:text-underline-width="auto" style:text-underline-color="font-color" fo:font-weight="bold" style:font-size-asian="10.5pt" style:font-style-asian="italic" style:font-weight-asian="bold" style:font-size-complex="12pt" style:font-style-complex="italic" style:font-weight-complex="bold"/>
    </style:style>
    <style:style style:name="T10" style:family="text">
      <style:text-properties style:font-name="DejaVu Math TeX Gyre" fo:font-size="12pt" style:font-size-asian="10.5pt" style:font-size-complex="12pt"/>
    </style:style>
    <style:style style:name="T11" style:family="text">
      <style:text-properties officeooo:rsid="000955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oroSync: Praktyczna I teoretyczna dokumentacja protokołu transferu danych</text:p>
      <text:p text:style-name="P3"/>
      <text:p text:style-name="P4">Mateusz Dukat</text:p>
      <text:p text:style-name="P4"/>
      <text:p text:style-name="P2">1. Rozpoczęcie połączenia</text:p>
      <text:p text:style-name="P6">1.0 Pre-connection</text:p>
      <text:p text:style-name="P5"/>
      <text:p text:style-name="P5"><text:tab/>Każdy użytkownik posiada aplikacje (daemon, serwis) <text:span text:style-name="T11">[nazywana później aplikacją] </text:span>która jest usługą peer2peer. Na każdym urządzeniu znajduje się w/w usługa która jest zbudowana pod daną architekturę lub dany system.</text:p>
      <text:p text:style-name="P5"/>
      <text:list xml:id="list2412063371" text:style-name="L1">
        <text:list-item>
          <text:p text:style-name="P13"><text:span text:style-name="T7">Wymagania poprawnego działania aplikacji:</text:span></text:p>
          <text:list>
            <text:list-item>
              <text:p text:style-name="P13"><text:span text:style-name="T7">plik konfiguracyjny przechowujący ustawienia</text:span></text:p>
            </text:list-item>
            <text:list-item>
              <text:p text:style-name="P11"><text:span text:style-name="T9">klucz prywatny</text:span><text:span text:style-name="T6"> </text:span><text:span text:style-name="T8">(identyczny na różnych urządzeniach)</text:span></text:p>
            </text:list-item>
            <text:list-item>
              <text:p text:style-name="P14"><text:span text:style-name="T6">plik binarny aplikacji</text:span></text:p>
            </text:list-item>
          </text:list>
        </text:list-item>
      </text:list>
      <text:p text:style-name="P12"><text:span text:style-name="T7"/></text:p>
      <text:p text:style-name="P12"><text:span text:style-name="T7"><text:tab/></text:span><text:span text:style-name="T8">Na chwilę obecną kluczem prywatnym będzie losowy, 256bitowy (32bajty) ciąg znaków w zakresie znaków ASCII: 0x21 – 0x7E (DEC 33 – 126).</text:span></text:p>
      <text:p text:style-name="P12"><text:span text:style-name="T8"/></text:p>
      <text:p text:style-name="P16"><text:span text:style-name="T10">[TODO]</text:span></text:p>
      <text:p text:style-name="P15"><text:span text:style-name="T6">Zrobienie generatora klucza prywatnego I ogarnięcie rozesłania go na wszystkie urządzenia które chcemy.</text:span></text:p>
      <text:p text:style-name="P15"><text:span text:style-name="T6"/></text:p>
      <text:p text:style-name="P6">1.1 Otwarcie socketu, handshake</text:p>
      <text:p text:style-name="P5"/>
      <text:p text:style-name="P5"><text:tab/>Aplikacja rozpoczyna połączenie od otwarcia socketu na porcie 1488<text:span text:style-name="T1"> w typie TCP/IP. Socket ma budowe peer’a (lub node’a) I może zarazem odbierać jak I wysyłać dane od drugiego, zbudowanego tak samo Socketu.</text:span></text:p>
      <text:p text:style-name="P5"><text:span text:style-name="T1"/></text:p>
      <text:p text:style-name="P5"><text:span text:style-name="T1"><text:tab/></text:span><text:span text:style-name="T2">Dla ograniczenia wielkości pakietów podczas transferu, polecenia (GET, PUT, ACK, itd) są rozsyłane w postaci jednego bajtu (8 bitów). [Patrz tabela komend].</text:span></text:p>
      <text:p text:style-name="P5"><text:span text:style-name="T2"><text:tab/>Wielkość buffora transmisji danych uznajemy za 256 bajtów, resztą zajmuje się biblioteka Socket dla danego urządzenia (dzielenia bufferu na mniejsze części I transfer warstwą TCP).</text:span></text:p>
      <text:p text:style-name="P5"><text:span text:style-name="T2"><text:tab/></text:span><text:span text:style-name="T3">Handshake zostaje przesłany w postaci pakietu o komendzie HDS [patrz tabela komend] I zasolonym w md5 kluczu prywatnym z hard-kodowanym kluczem soli.</text:span></text:p>
      <text:p text:style-name="P5"><text:span text:style-name="T3"/></text:p>
      <text:p text:style-name="P7"><text:span text:style-name="T1">Zasolony klucz = md5( Klucz prywatny[32] + Klucz hard-kodowany[4] )</text:span></text:p>
      <text:p text:style-name="P7"><text:span text:style-name="T1">Pakiet = Komenda HDS + Zasolony klucz</text:span></text:p>
      <text:p text:style-name="P7"><text:soft-page-break/><text:span text:style-name="T1"/></text:p>
      <text:p text:style-name="P8"><text:span text:style-name="T1"><text:tab/></text:span><text:span text:style-name="T4">Obecnie za hardkodowany klucz uznajemy ciąg bajtów “2137” który w postaci binarnej wygląda następująco:</text:span></text:p>
      <text:p text:style-name="P7"><text:span text:style-name="T1">0x02, 0x01, 0x03, 0x07</text:span></text:p>
      <text:p text:style-name="P7"><text:span text:style-name="T1"/></text:p>
      <text:p text:style-name="P9"><text:span text:style-name="T1"><text:tab/>Dla większego bezpieczeństwa możemy w kodzie programu wykonać działanie którego sumą będzie ciąg 2137, np:</text:span></text:p>
      <text:p text:style-name="P9"><text:span text:style-name="T1"/></text:p>
      <text:p text:style-name="P7"><text:span text:style-name="T1">int hardcode[4];</text:span></text:p>
      <text:p text:style-name="P7"><text:span text:style-name="T1">hardcode[0] = 4/2;</text:span></text:p>
      <text:p text:style-name="P7"><text:span text:style-name="T1">hardcode[1] = (997-996.5)*2;</text:span></text:p>
      <text:p text:style-name="P7"><text:span text:style-name="T1">hardcode[2] = sqrt(9);</text:span></text:p>
      <text:p text:style-name="P7"><text:span text:style-name="T1">hardcode[3] = </text:span><text:span text:style-name="T5">6++;</text:span></text:p>
      <text:p text:style-name="P9"><text:span text:style-name="T5"/></text:p>
      <text:p text:style-name="P9"><text:span text:style-name="T5"><text:tab/>Spowoduje to brak ciągu znaków “2137” w sekcji .data kodu, co wpłynie na czas próby inżynierii odwrotnej pliku binarnego I odnalezienia klucza hardkodowanego.</text:span></text:p>
      <text:p text:style-name="P9"><text:span text:style-name="T5"/></text:p>
      <text:p text:style-name="P10"><text:span text:style-name="T1">[TODO]</text:span></text:p>
      <text:p text:style-name="P10"><text:span text:style-name="T1">- wprowadzenie ID urządzeń (im niższe ID, tym urządzenie ma być wyżej w stacku urządzeń == ma się połączyć pierwsze) co pozwoli zarządzać powiązanymi urządzeniami</text:span></text:p>
      <text:p text:style-name="P10"><text:span text:style-name="T1">- wykonanie “próby klucza” podczas handshake’u (tutaj plan jest taki żeby wysłać do urządzenia zakodowaną randomową wiadomość, drugie urządzenie je odkoduje tym samym kluczem które ma w swojej pamięci I odeśle rozwiązanie potwierdzając swoją wiarygodność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lef" svg:font-family="Alef" style:font-pitch="variable"/>
    <style:font-face style:name="David CLM" svg:font-family="'David CLM'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cc76" officeooo:paragraph-rsid="000acc76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[TODO] zmiana sposobu poznawania urządzenia przez pakiet HDS, trzeba dojebać jakieś rozwiązywanie zadania, ale to na spokojnie, mam pla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17:24:24.158779342</meta:creation-date>
    <dc:date>2018-06-30T18:14:54.461841432</dc:date>
    <meta:editing-duration>PT5M16S</meta:editing-duration>
    <meta:editing-cycles>1</meta:editing-cycles>
    <meta:document-statistic meta:table-count="0" meta:image-count="0" meta:object-count="0" meta:page-count="2" meta:paragraph-count="32" meta:word-count="371" meta:character-count="2634" meta:non-whitespace-character-count="2288"/>
    <meta:generator>LibreOffice/6.0.4.2$Linux_X86_64 LibreOffice_project/00m0$Build-2</meta:generator>
  </office:meta>
</office:document-meta>
</file>